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5.973cm" fo:min-width="4.199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0cm" fo:min-width="0.94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7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12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1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466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11.686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10.653cm"/>
    </style:style>
    <style:style style:name="gr10" style:family="graphic" style:parent-style-name="standard">
      <style:graphic-properties draw:textarea-horizontal-align="justify" draw:textarea-vertical-align="middle" draw:auto-grow-height="false" fo:min-height="0.739cm" fo:min-width="1.027cm"/>
    </style:style>
    <style:style style:name="gr11" style:family="graphic" style:parent-style-name="standard">
      <style:graphic-properties draw:textarea-horizontal-align="justify" draw:textarea-vertical-align="middle" draw:auto-grow-height="false" fo:min-height="0.614cm" fo:min-width="3.545cm"/>
    </style:style>
    <style:style style:name="gr12" style:family="graphic" style:parent-style-name="standard">
      <style:graphic-properties draw:textarea-horizontal-align="justify" draw:textarea-vertical-align="middle" draw:auto-grow-height="false" fo:min-height="0.656cm" fo:min-width="0.674cm"/>
    </style:style>
    <style:style style:name="gr13" style:family="graphic" style:parent-style-name="standard">
      <style:graphic-properties draw:textarea-horizontal-align="justify" draw:textarea-vertical-align="middle" draw:auto-grow-height="false" fo:min-height="0.703cm" fo:min-width="0.59cm"/>
    </style:style>
    <style:style style:name="gr14" style:family="graphic" style:parent-style-name="standard">
      <style:graphic-properties draw:textarea-horizontal-align="justify" draw:textarea-vertical-align="middle" draw:auto-grow-height="false" fo:min-height="0.766cm" fo:min-width="0.59cm"/>
    </style:style>
    <style:style style:name="gr15" style:family="graphic" style:parent-style-name="standard">
      <style:graphic-properties draw:textarea-horizontal-align="justify" draw:textarea-vertical-align="middle" draw:auto-grow-height="false" fo:min-height="0.83cm" fo:min-width="0.589cm"/>
    </style:style>
    <style:style style:name="gr16" style:family="graphic" style:parent-style-name="standard">
      <style:graphic-properties draw:textarea-horizontal-align="justify" draw:textarea-vertical-align="middle" draw:auto-grow-height="false" fo:min-height="0.782cm" fo:min-width="0.453cm"/>
    </style:style>
    <style:style style:name="gr17" style:family="graphic" style:parent-style-name="standard">
      <style:graphic-properties draw:textarea-horizontal-align="justify" draw:textarea-vertical-align="middle" draw:auto-grow-height="false" fo:min-height="0.703cm" fo:min-width="0.644cm"/>
    </style:style>
    <style:style style:name="gr18" style:family="graphic" style:parent-style-name="standard">
      <style:graphic-properties draw:textarea-horizontal-align="justify" draw:textarea-vertical-align="middle" draw:auto-grow-height="false" fo:min-height="0.639cm" fo:min-width="1.278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175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0.578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0.739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0.523cm"/>
    </style:style>
    <style:style style:name="gr23" style:family="graphic" style:parent-style-name="standard">
      <style:graphic-properties draw:textarea-horizontal-align="justify" draw:textarea-vertical-align="middle" draw:auto-grow-height="false" fo:min-height="0.258cm" fo:min-width="0.516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0.607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0.616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0.734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0.59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725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3.918cm"/>
    </style:style>
    <style:style style:name="co1" style:family="table-column">
      <style:table-column-properties style:column-width="4.538cm" style:use-optimal-column-width="false"/>
    </style:style>
    <style:style style:name="co2" style:family="table-column">
      <style:table-column-properties style:column-width="4.548cm" style:use-optimal-column-width="false"/>
    </style:style>
    <style:style style:name="co3" style:family="table-column">
      <style:table-column-properties style:column-width="6.423cm" style:use-optimal-column-width="false"/>
    </style:style>
    <style:style style:name="co4" style:family="table-column">
      <style:table-column-properties style:column-width="13.861cm" style:use-optimal-column-width="false"/>
    </style:style>
    <style:style style:name="co5" style:family="table-column">
      <style:table-column-properties style:column-width="4.168cm" style:use-optimal-column-width="false"/>
    </style:style>
    <style:style style:name="co6" style:family="table-column">
      <style:table-column-properties style:column-width="12.365cm" style:use-optimal-column-width="false"/>
    </style:style>
    <style:style style:name="co7" style:family="table-column">
      <style:table-column-properties style:column-width="19.308cm" style:use-optimal-column-width="false"/>
    </style:style>
    <style:style style:name="co8" style:family="table-column">
      <style:table-column-properties style:column-width="8.644cm" style:use-optimal-column-width="false"/>
    </style:style>
    <style:style style:name="co9" style:family="table-column">
      <style:table-column-properties style:column-width="8.346cm" style:use-optimal-column-width="false"/>
    </style:style>
    <style:style style:name="co10" style:family="table-column">
      <style:table-column-properties style:column-width="16.255cm" style:use-optimal-column-width="false"/>
    </style:style>
    <style:style style:name="co11" style:family="table-column">
      <style:table-column-properties style:column-width="11.24cm" style:use-optimal-column-width="false"/>
    </style:style>
    <style:style style:name="co12" style:family="table-column">
      <style:table-column-properties style:column-width="8.646cm" style:use-optimal-column-width="false"/>
    </style:style>
    <style:style style:name="ro1" style:family="table-row">
      <style:table-row-properties style:row-height="1.683cm"/>
    </style:style>
    <style:style style:name="ro2" style:family="table-row">
      <style:table-row-properties style:row-height="1.769cm"/>
    </style:style>
    <style:style style:name="ro3" style:family="table-row">
      <style:table-row-properties style:row-height="1.546cm"/>
    </style:style>
    <style:style style:name="ro4" style:family="table-row">
      <style:table-row-properties style:row-height="3.105cm"/>
    </style:style>
    <style:style style:name="ro5" style:family="table-row">
      <style:table-row-properties style:row-height="10.215cm"/>
    </style:style>
    <style:style style:name="ro6" style:family="table-row">
      <style:table-row-properties style:row-height="8.793cm"/>
    </style:style>
    <style:style style:name="ro7" style:family="table-row">
      <style:table-row-properties style:row-height="6.66cm"/>
    </style:style>
    <style:style style:name="ro8" style:family="table-row">
      <style:table-row-properties style:row-height="5.238cm"/>
    </style:style>
    <style:style style:name="ro9" style:family="table-row">
      <style:table-row-properties style:row-height="9.504cm"/>
    </style:style>
    <style:style style:name="ce1" style:family="table-cell">
      <style:graphic-properties style:repeat="repeat"/>
      <style:text-properties fo:color="#0066cc"/>
    </style:style>
    <style:style style:name="ce2" style:family="table-cell">
      <style:graphic-properties style:repeat="repeat"/>
      <style:text-properties fo:color="#0066cc" fo:font-size="14pt" fo:font-weight="bold" style:font-size-asian="14pt" style:font-weight-asian="bold" style:font-size-complex="14pt" style:font-weight-complex="bold"/>
    </style:style>
    <style:style style:name="ce3" style:family="table-cell">
      <style:graphic-properties style:repeat="repeat"/>
      <style:text-properties fo:color="#0066cc" fo:font-size="14pt" style:font-size-asian="14pt" style:font-size-complex="14pt"/>
    </style:style>
    <style:style style:name="ce4" style:family="table-cell">
      <style:graphic-properties style:repeat="repeat"/>
      <style:paragraph-properties fo:line-height="100%"/>
      <style:text-properties fo:color="#0066cc" fo:font-size="14pt" style:font-size-asian="14pt" style:font-size-complex="14pt"/>
    </style:style>
    <style:style style:name="ce5" style:family="table-cell">
      <style:graphic-properties style:repeat="repeat"/>
      <style:text-properties fo:color="#0066cc" fo:font-size="18pt" fo:font-weight="bold" style:font-size-asian="18pt" style:font-weight-asian="bold" style:font-size-complex="18pt" style:font-weight-complex="bold"/>
    </style:style>
    <style:style style:name="ce6" style:family="table-cell">
      <style:graphic-properties style:repeat="repeat"/>
      <style:text-properties fo:color="#0066cc" fo:font-size="18pt" style:font-size-asian="18pt" style:font-size-complex="18pt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/>
    </style:style>
    <style:style style:name="P3" style:family="paragraph">
      <style:text-properties fo:font-size="18pt"/>
    </style:style>
    <style:style style:name="P4" style:family="paragraph">
      <style:paragraph-properties fo:text-align="end"/>
    </style:style>
    <style:style style:name="P5" style:family="paragraph">
      <style:paragraph-properties fo:text-align="end"/>
      <style:text-properties fo:font-size="22pt" fo:font-weight="bold" style:font-size-asian="22pt" style:font-weight-asian="bold" style:font-size-complex="22pt" style:font-weight-complex="bold"/>
    </style:style>
    <style:style style:name="P6" style:family="paragraph">
      <style:text-properties fo:font-size="22pt" fo:font-weight="bold" style:font-size-asian="22pt" style:font-weight-asian="bold" style:font-size-complex="22pt" style:font-weight-complex="bold"/>
    </style:style>
    <style:style style:name="P7" style:family="paragraph">
      <style:paragraph-properties fo:text-align="center"/>
      <style:text-properties fo:font-size="10pt" style:font-size-asian="10pt" style:font-size-complex="10pt"/>
    </style:style>
    <style:style style:name="P8" style:family="paragraph">
      <style:paragraph-properties fo:text-align="center"/>
      <style:text-properties fo:font-size="11pt" style:font-size-asian="11pt" style:font-size-complex="11pt"/>
    </style:style>
    <style:style style:name="P9" style:family="paragraph">
      <style:text-properties fo:font-size="11pt" style:font-size-asian="11pt" style:font-size-complex="11pt"/>
    </style:style>
    <style:style style:name="P10" style:family="paragraph">
      <style:paragraph-properties fo:text-align="center"/>
      <style:text-properties fo:font-size="6pt" style:font-size-asian="6pt" style:font-size-complex="6pt"/>
    </style:style>
    <style:style style:name="P11" style:family="paragraph">
      <style:text-properties fo:font-size="7pt" style:font-size-asian="7pt" style:font-size-complex="7pt"/>
    </style:style>
    <style:style style:name="P12" style:family="paragraph">
      <style:text-properties fo:font-weight="bold" style:font-weight-asian="bold" style:font-weight-complex="bold"/>
    </style:style>
    <style:style style:name="P13" style:family="paragraph">
      <style:paragraph-properties fo:line-height="100%"/>
    </style:style>
    <style:style style:name="P14" style:family="paragraph">
      <style:text-properties fo:font-size="18pt" fo:font-weight="bold" style:font-size-asian="18pt" style:font-weight-asian="bold" style:font-size-complex="18pt" style:font-weight-complex="bold"/>
    </style:style>
    <style:style style:name="T1" style:family="text">
      <style:text-properties fo:font-size="18pt"/>
    </style:style>
    <style:style style:name="T2" style:family="text">
      <style:text-properties fo:font-size="22pt" fo:font-weight="bold" style:font-size-asian="22pt" style:font-weight-asian="bold" style:font-size-complex="22pt" style:font-weight-complex="bold"/>
    </style:style>
    <style:style style:name="T3" style:family="text">
      <style:text-properties fo:color="#0066cc" fo:font-size="18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1pt" style:font-size-asian="11pt" style:font-size-complex="11pt"/>
    </style:style>
    <style:style style:name="T6" style:family="text">
      <style:text-properties fo:font-size="6pt" style:font-size-asian="6pt" style:font-size-complex="6pt"/>
    </style:style>
    <style:style style:name="T7" style:family="text">
      <style:text-properties fo:font-size="7pt" style:font-size-asian="7pt" style:font-size-complex="7pt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color="#0066cc" fo:font-size="18pt" fo:font-weight="bold" style:font-size-asian="18pt" style:font-weight-asian="bold" style:font-size-complex="18pt" style:font-weight-complex="bold"/>
    </style:style>
    <style:style style:name="T10" style:family="text">
      <style:text-properties fo:color="#0066cc" fo:font-size="18pt" style:font-size-asian="18pt" style:font-size-complex="18pt"/>
    </style:style>
    <style:style style:name="T11" style:family="text">
      <style:text-properties fo:color="#0066cc"/>
    </style:style>
    <style:style style:name="T12" style:family="text">
      <style:text-properties fo:color="#0066cc" fo:font-size="14pt" style:font-size-asian="14pt" style:font-size-complex="14pt"/>
    </style:style>
    <style:style style:name="T13" style:family="text">
      <style:text-properties fo:font-size="18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.699cm" svg:height="6.223cm" svg:x="7.731cm" svg:y="4.429cm">
          <text:p text:style-name="P1"><text:span text:style-name="T1">FSM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5.953cm" svg:y1="5.826cm" svg:x2="7.731cm" svg:y2="5.826cm">
          <text:p/>
        </draw:line>
        <draw:custom-shape draw:style-name="gr3" draw:text-style-name="P1" draw:layer="layout" svg:width="1.651cm" svg:height="0.381cm" svg:x="6.08cm" svg:y="7.47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2" draw:text-style-name="P1" draw:layer="layout" svg:x1="6.08cm" svg:y1="9.382cm" svg:x2="7.731cm" svg:y2="9.382cm">
          <text:p/>
        </draw:line>
        <draw:frame draw:style-name="gr4" draw:text-style-name="P3" draw:layer="layout" svg:width="1.277cm" svg:height="0.962cm" svg:x="5.572cm" svg:y="6.715cm">
          <draw:text-box>
            <text:p><text:span text:style-name="T1">clk</text:span></text:p>
          </draw:text-box>
        </draw:frame>
        <draw:frame draw:style-name="gr5" draw:text-style-name="P3" draw:layer="layout" svg:width="3.812cm" svg:height="0.962cm" svg:x="3.68cm" svg:y="8.42cm">
          <draw:text-box>
            <text:p><text:span text:style-name="T1">[1:0]in</text:span></text:p>
          </draw:text-box>
        </draw:frame>
        <draw:frame draw:style-name="gr6" draw:text-style-name="P3" draw:layer="layout" svg:width="2.614cm" svg:height="0.962cm" svg:x="4.291cm" svg:y="4.937cm">
          <draw:text-box>
            <text:p><text:span text:style-name="T1">reset_n</text:span></text:p>
          </draw:text-box>
        </draw:frame>
        <draw:line draw:style-name="gr2" draw:text-style-name="P1" draw:layer="layout" svg:x1="12.43cm" svg:y1="6.207cm" svg:x2="15.351cm" svg:y2="6.207cm">
          <text:p/>
        </draw:line>
        <draw:frame draw:style-name="gr7" draw:text-style-name="P3" draw:layer="layout" svg:width="2.966cm" svg:height="0.962cm" svg:x="14.162cm" svg:y="5.045cm">
          <draw:text-box>
            <text:p><text:span text:style-name="T1">out</text:span></text:p>
          </draw:text-box>
        </draw:frame>
        <draw:frame draw:style-name="gr8" draw:text-style-name="P5" draw:layer="layout" svg:width="12.186cm" svg:height="1.119cm" svg:x="6.808cm" svg:y="1.588cm">
          <draw:text-box>
            <text:p text:style-name="P4"><text:span text:style-name="T2">Module of FSM</text:span></text:p>
          </draw:text-box>
        </draw:frame>
      </draw:page>
      <draw:page draw:name="page2" draw:style-name="dp1" draw:master-page-name="Default">
        <draw:frame draw:style-name="gr9" draw:text-style-name="P6" draw:layer="layout" svg:width="11.153cm" svg:height="1.119cm" svg:x="7.255cm" svg:y="1.458cm">
          <draw:text-box>
            <text:p><text:span text:style-name="T2">FSM description</text:span></text:p>
          </draw:text-box>
        </draw:frame>
        <draw:frame draw:style-name="standard" draw:layer="layout" svg:width="18.161cm" svg:height="8.363cm" svg:x="1.895cm" svg:y="4.18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3"><text:s text:c="4"/></text:span></text:p>
                <text:p><text:span text:style-name="T3"><text:s text:c="6"/></text:span><text:span text:style-name="T3">signal</text:span></text:p>
              </table:table-cell>
              <table:table-cell>
                <text:p><text:span text:style-name="T3"/></text:p>
                <text:p><text:span text:style-name="T3"><text:s text:c="5"/></text:span><text:span text:style-name="T3">direction</text:span></text:p>
              </table:table-cell>
              <table:table-cell>
                <text:p><text:span text:style-name="T3"/></text:p>
                <text:p><text:span text:style-name="T3"><text:s text:c="8"/></text:span><text:span text:style-name="T3">width</text:span></text:p>
              </table:table-cell>
              <table:table-cell>
                <text:p><text:span text:style-name="T3"/></text:p>
                <text:p><text:span text:style-name="T3"><text:s/></text:span><text:span text:style-name="T3">description</text:span></text:p>
              </table:table-cell>
            </table:table-row>
            <table:table-row table:style-name="ro2" table:default-cell-style-name="ce1">
              <table:table-cell>
                <text:p><text:span text:style-name="T3">clk</text:span></text:p>
              </table:table-cell>
              <table:table-cell>
                <text:p><text:span text:style-name="T3">input</text:span></text:p>
              </table:table-cell>
              <table:table-cell>
                <text:p><text:span text:style-name="T3"><text:s text:c="6"/></text:span><text:span text:style-name="T3">1 bit</text:span></text:p>
              </table:table-cell>
              <table:table-cell>
                <text:p><text:span text:style-name="T3">1 bit input <text:s text:c="5"/>data</text:span></text:p>
              </table:table-cell>
            </table:table-row>
            <table:table-row table:style-name="ro1" table:default-cell-style-name="ce1">
              <table:table-cell>
                <text:p><text:span text:style-name="T3">reset</text:span></text:p>
              </table:table-cell>
              <table:table-cell>
                <text:p><text:span text:style-name="T3">input</text:span></text:p>
              </table:table-cell>
              <table:table-cell>
                <text:p><text:span text:style-name="T3"><text:s text:c="6"/></text:span><text:span text:style-name="T3">1 bit</text:span></text:p>
              </table:table-cell>
              <table:table-cell>
                <text:p><text:span text:style-name="T3">Active low reset</text:span></text:p>
              </table:table-cell>
            </table:table-row>
            <table:table-row table:style-name="ro1" table:default-cell-style-name="ce1">
              <table:table-cell>
                <text:p><text:span text:style-name="T3">in</text:span></text:p>
              </table:table-cell>
              <table:table-cell>
                <text:p><text:span text:style-name="T3">input</text:span></text:p>
              </table:table-cell>
              <table:table-cell>
                <text:p><text:span text:style-name="T3"><text:s text:c="7"/></text:span><text:span text:style-name="T3">2 bit</text:span></text:p>
              </table:table-cell>
              <table:table-cell>
                <text:p><text:span text:style-name="T3">2 bit input data</text:span></text:p>
              </table:table-cell>
            </table:table-row>
            <table:table-row table:style-name="ro3" table:default-cell-style-name="ce1">
              <table:table-cell>
                <text:p><text:span text:style-name="T3">out</text:span></text:p>
              </table:table-cell>
              <table:table-cell>
                <text:p><text:span text:style-name="T3">output</text:span></text:p>
              </table:table-cell>
              <table:table-cell>
                <text:p><text:span text:style-name="T3"><text:s text:c="7"/></text:span><text:span text:style-name="T3">1 bit</text:span></text:p>
              </table:table-cell>
              <table:table-cell>
                <text:p><text:span text:style-name="T3">1 output data</text:span></text:p>
              </table:table-cell>
            </table:table-row>
          </table:table>
          <draw:image xlink:href="Pictures/TablePreview1.svm" xlink:type="simple" xlink:show="embed" xlink:actuate="onLoad"/>
        </draw:frame>
      </draw:page>
      <draw:page draw:name="page3" draw:style-name="dp1" draw:master-page-name="Default">
        <draw:custom-shape draw:style-name="gr10" draw:text-style-name="P1" draw:layer="layout" svg:width="2.159cm" svg:height="1.397cm" svg:x="7.493cm" svg:y="3.308cm">
          <text:p text:style-name="P1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7" xml:id="id9" draw:id="id9" draw:layer="layout" svg:width="6.423cm" svg:height="1.37cm" svg:x="5.007cm" svg:y="5.375cm">
          <text:p text:style-name="P1"><text:span text:style-name="T4">input=clk,reset_n,</text:span></text:p>
          <text:p text:style-name="P1"><text:span text:style-name="T4">in.</text:span></text:p>
          <text:p text:style-name="P1"><text:span text:style-name="T4">output=out.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2" draw:text-style-name="P1" xml:id="id4" draw:id="id4" draw:layer="layout" svg:width="2.346cm" svg:height="1.812cm" svg:x="8.847cm" svg:y="12.8cm">
          <text:p text:style-name="P1">s0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" xml:id="id5" draw:id="id5" draw:layer="layout" svg:width="2.178cm" svg:height="1.905cm" svg:x="9.015cm" svg:y="15.34cm">
          <text:p text:style-name="P1">s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1" xml:id="id6" draw:id="id6" draw:layer="layout" svg:width="2.178cm" svg:height="2.032cm" svg:x="9.015cm" svg:y="18.388cm">
          <text:p text:style-name="P1">s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" xml:id="id7" draw:id="id7" draw:layer="layout" svg:width="2.177cm" svg:height="2.159cm" svg:x="9.016cm" svg:y="21.309cm">
          <text:p text:style-name="P1">s3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6" draw:text-style-name="P1" xml:id="id8" draw:id="id8" draw:layer="layout" svg:width="1.905cm" svg:height="2.064cm" svg:x="9.288cm" svg:y="23.976cm">
          <text:p text:style-name="P1">s4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xml:id="id1" draw:id="id1" draw:layer="layout" svg:width="2.346cm" svg:height="1.812cm" svg:x="5.648cm" svg:y="8.101cm">
          <text:p text:style-name="P1">rst_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1" draw:layer="layout" svg:x1="7.994cm" svg:y1="9.007cm" svg:x2="11.479cm" svg:y2="9.939cm" draw:start-shape="id1" draw:start-glue-point="7" draw:end-shape="id2" draw:end-glue-point="0" svg:d="M7994 9007h3485v932" svg:viewBox="0 0 3486 933">
          <text:p/>
        </draw:connector>
        <draw:custom-shape draw:style-name="gr17" draw:text-style-name="P1" xml:id="id3" draw:id="id3" draw:layer="layout" svg:width="2.286cm" svg:height="1.905cm" svg:x="5.188cm" svg:y="11.287cm">
          <text:p text:style-name="P1">cst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1" draw:layer="layout" svg:x1="7.474cm" svg:y1="12.24cm" svg:x2="10.02cm" svg:y2="12.8cm" draw:start-shape="id3" draw:start-glue-point="7" draw:end-shape="id4" draw:end-glue-point="4" svg:d="M7474 12240h2546v560" svg:viewBox="0 0 2547 561">
          <text:p/>
        </draw:connector>
        <draw:connector draw:style-name="gr2" draw:text-style-name="P1" draw:layer="layout" svg:x1="6.331cm" svg:y1="13.192cm" svg:x2="9.015cm" svg:y2="16.293cm" draw:start-shape="id3" draw:start-glue-point="6" draw:end-shape="id5" draw:end-glue-point="5" svg:d="M6331 13192v3101h2684" svg:viewBox="0 0 2685 3102">
          <text:p/>
        </draw:connector>
        <draw:connector draw:style-name="gr2" draw:text-style-name="P1" draw:layer="layout" svg:x1="6.331cm" svg:y1="13.192cm" svg:x2="9.015cm" svg:y2="19.404cm" draw:start-shape="id3" draw:start-glue-point="6" draw:end-shape="id6" draw:end-glue-point="5" svg:d="M6331 13192v6212h2684" svg:viewBox="0 0 2685 6213">
          <text:p/>
        </draw:connector>
        <draw:connector draw:style-name="gr2" draw:text-style-name="P1" draw:layer="layout" svg:x1="6.331cm" svg:y1="13.192cm" svg:x2="9.016cm" svg:y2="22.389cm" draw:start-shape="id3" draw:start-glue-point="6" draw:end-shape="id7" draw:end-glue-point="5" svg:d="M6331 13192v9197h2685" svg:viewBox="0 0 2686 9198">
          <text:p/>
        </draw:connector>
        <draw:connector draw:style-name="gr2" draw:text-style-name="P1" draw:layer="layout" svg:x1="6.331cm" svg:y1="13.192cm" svg:x2="9.288cm" svg:y2="25.008cm" draw:start-shape="id3" draw:start-glue-point="6" draw:end-shape="id8" draw:end-glue-point="5" svg:d="M6331 13192v11816h2957" svg:viewBox="0 0 2958 11817">
          <text:p/>
        </draw:connector>
        <draw:connector draw:style-name="gr2" draw:text-style-name="P1" draw:layer="layout" svg:x1="6.821cm" svg:y1="9.913cm" svg:x2="6.331cm" svg:y2="11.287cm" draw:start-shape="id1" draw:start-glue-point="6" draw:end-shape="id3" draw:end-glue-point="4" svg:d="M6821 9913v687h-490v687" svg:viewBox="0 0 491 1375">
          <text:p/>
        </draw:connector>
        <draw:connector draw:style-name="gr2" draw:text-style-name="P1" draw:layer="layout" svg:x1="8.219cm" svg:y1="6.745cm" svg:x2="6.821cm" svg:y2="8.101cm" draw:start-shape="id9" draw:start-glue-point="8" draw:end-shape="id1" draw:end-glue-point="4" svg:d="M8219 6745v679h-1398v677" svg:viewBox="0 0 1399 1357">
          <text:p/>
        </draw:connector>
        <draw:connector draw:style-name="gr2" draw:text-style-name="P1" draw:layer="layout" svg:x1="11.193cm" svg:y1="13.706cm" svg:x2="16.686cm" svg:y2="11.209cm" draw:start-shape="id4" draw:start-glue-point="7" draw:end-shape="id10" draw:end-glue-point="3" svg:d="M11193 13706h2747v-2497h2746" svg:viewBox="0 0 5494 2498">
          <text:p/>
        </draw:connector>
        <draw:connector draw:style-name="gr2" draw:text-style-name="P1" draw:layer="layout" svg:x1="11.193cm" svg:y1="16.293cm" svg:x2="16.686cm" svg:y2="15.109cm" draw:start-shape="id5" draw:start-glue-point="7" draw:end-shape="id11" draw:end-glue-point="3" svg:d="M11193 16293h2747v-1184h2746" svg:viewBox="0 0 5494 1185">
          <text:p/>
        </draw:connector>
        <draw:connector draw:style-name="gr2" draw:text-style-name="P1" draw:layer="layout" svg:x1="11.193cm" svg:y1="19.404cm" svg:x2="16.686cm" svg:y2="18.409cm" draw:start-shape="id6" draw:start-glue-point="7" draw:end-shape="id12" draw:end-glue-point="3" svg:d="M11193 19404h2747v-995h2746" svg:viewBox="0 0 5494 996">
          <text:p/>
        </draw:connector>
        <draw:connector draw:style-name="gr2" draw:text-style-name="P1" draw:layer="layout" svg:x1="11.193cm" svg:y1="22.389cm" svg:x2="16.686cm" svg:y2="22.209cm" draw:start-shape="id7" draw:start-glue-point="7" draw:end-shape="id13" draw:end-glue-point="3" svg:d="M11193 22389h2747v-180h2746" svg:viewBox="0 0 5494 181">
          <text:p/>
        </draw:connector>
        <draw:connector draw:style-name="gr2" draw:text-style-name="P1" draw:layer="layout" svg:x1="11.193cm" svg:y1="25.008cm" svg:x2="16.686cm" svg:y2="24.209cm" draw:start-shape="id8" draw:start-glue-point="7" draw:end-shape="id14" draw:end-glue-point="3" svg:d="M11193 25008h2747v-799h2746" svg:viewBox="0 0 5494 800">
          <text:p/>
        </draw:connector>
        <draw:custom-shape draw:style-name="gr18" draw:text-style-name="P8" xml:id="id15" draw:id="id15" draw:layer="layout" svg:width="1.778cm" svg:height="0.889cm" svg:x="2.716cm" svg:y="13.749cm">
          <text:p text:style-name="P1"><text:span text:style-name="T5">nst=s0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5.188cm" svg:y1="12.24cm" svg:x2="3.605cm" svg:y2="13.749cm" draw:start-shape="id3" draw:start-glue-point="5" draw:end-shape="id15" draw:end-glue-point="0" svg:d="M5188 12240h-1583v1509" svg:viewBox="0 0 1584 1510">
          <text:p/>
        </draw:connector>
        <draw:frame draw:style-name="gr19" draw:text-style-name="P9" draw:layer="layout" svg:width="1.675cm" svg:height="0.683cm" svg:x="3.459cm" svg:y="12.533cm">
          <draw:text-box>
            <text:p><text:span text:style-name="T5">default</text:span></text:p>
          </draw:text-box>
        </draw:frame>
        <draw:line draw:style-name="gr2" draw:text-style-name="P1" draw:layer="layout" svg:x1="8.558cm" svg:y1="4.632cm" svg:x2="8.558cm" svg:y2="5.394cm">
          <text:p/>
        </draw:line>
        <draw:frame draw:style-name="gr20" draw:text-style-name="P9" draw:layer="layout" svg:width="1.078cm" svg:height="0.683cm" svg:x="8.612cm" svg:y="8.442cm">
          <draw:text-box>
            <text:p><text:span text:style-name="T5">low</text:span></text:p>
          </draw:text-box>
        </draw:frame>
        <draw:frame draw:style-name="gr21" draw:text-style-name="P9" draw:layer="layout" svg:width="1.239cm" svg:height="0.683cm" svg:x="6.734cm" svg:y="9.92cm">
          <draw:text-box>
            <text:p><text:span text:style-name="T5">high</text:span></text:p>
          </draw:text-box>
        </draw:frame>
        <draw:frame draw:style-name="gr22" draw:text-style-name="P9" draw:layer="layout" svg:width="1.023cm" svg:height="0.683cm" svg:x="8.177cm" svg:y="11.544cm">
          <draw:text-box>
            <text:p><text:span text:style-name="T5">nst</text:span></text:p>
          </draw:text-box>
        </draw:frame>
        <draw:frame draw:style-name="gr22" draw:text-style-name="P9" draw:layer="layout" svg:width="1.023cm" svg:height="0.683cm" svg:x="6.226cm" svg:y="13.422cm">
          <draw:text-box>
            <text:p><text:span text:style-name="T5">nst</text:span></text:p>
          </draw:text-box>
        </draw:frame>
        <draw:custom-shape draw:style-name="gr18" draw:text-style-name="P1" xml:id="id2" draw:id="id2" draw:layer="layout" svg:width="1.778cm" svg:height="0.889cm" svg:x="10.59cm" svg:y="9.939cm">
          <text:p text:style-name="P1"><text:span text:style-name="T5">cst=s0</text:span></text:p>
          <text:p text:style-name="P1"><text:span text:style-name="T5">out=0</text:span></text:p>
          <draw:enhanced-geometry svg:viewBox="0 0 21600 21600" draw:type="rectangle" draw:enhanced-path="M 0 0 L 21600 0 21600 21600 0 21600 0 0 Z N"/>
        </draw:custom-shape>
        <draw:custom-shape draw:style-name="gr23" draw:text-style-name="P10" draw:layer="layout" svg:width="1.016cm" svg:height="0.508cm" svg:x="16.686cm" svg:y="10.955cm">
          <text:p text:style-name="P1"><text:span text:style-name="T6">nst=s0,</text:span></text:p>
          <text:p text:style-name="P1"><text:span text:style-name="T6">out_1=0</text:span></text:p>
          <draw:enhanced-geometry svg:viewBox="0 0 21600 21600" draw:type="rectangle" draw:enhanced-path="M 0 0 L 21600 0 21600 21600 0 21600 0 0 Z N"/>
        </draw:custom-shape>
        <draw:custom-shape draw:style-name="gr23" draw:text-style-name="P10" xml:id="id10" draw:id="id10" draw:layer="layout" svg:width="1.016cm" svg:height="0.508cm" svg:x="16.686cm" svg:y="10.955cm">
          <text:p text:style-name="P1"><text:span text:style-name="T6">nst=s0,</text:span></text:p>
          <text:p text:style-name="P1"><text:span text:style-name="T6">out_1=0</text:span></text:p>
          <draw:enhanced-geometry svg:viewBox="0 0 21600 21600" draw:type="rectangle" draw:enhanced-path="M 0 0 L 21600 0 21600 21600 0 21600 0 0 Z N"/>
        </draw:custom-shape>
        <draw:custom-shape draw:style-name="gr23" draw:text-style-name="P10" xml:id="id16" draw:id="id16" draw:layer="layout" svg:width="1.016cm" svg:height="0.508cm" svg:x="16.686cm" svg:y="11.655cm">
          <text:p text:style-name="P1"><text:span text:style-name="T6">nst=s1,</text:span></text:p>
          <text:p text:style-name="P1"><text:span text:style-name="T6">out_1=1</text:span></text:p>
          <draw:enhanced-geometry svg:viewBox="0 0 21600 21600" draw:type="rectangle" draw:enhanced-path="M 0 0 L 21600 0 21600 21600 0 21600 0 0 Z N"/>
        </draw:custom-shape>
        <draw:custom-shape draw:style-name="gr23" draw:text-style-name="P10" xml:id="id17" draw:id="id17" draw:layer="layout" svg:width="1.016cm" svg:height="0.508cm" svg:x="16.686cm" svg:y="12.355cm">
          <text:p text:style-name="P1"><text:span text:style-name="T6">nst=s2,</text:span></text:p>
          <text:p text:style-name="P1"><text:span text:style-name="T6">out_1=1</text:span></text:p>
          <draw:enhanced-geometry svg:viewBox="0 0 21600 21600" draw:type="rectangle" draw:enhanced-path="M 0 0 L 21600 0 21600 21600 0 21600 0 0 Z N"/>
        </draw:custom-shape>
        <draw:custom-shape draw:style-name="gr23" draw:text-style-name="P10" xml:id="id18" draw:id="id18" draw:layer="layout" svg:width="1.016cm" svg:height="0.508cm" svg:x="16.686cm" svg:y="13.055cm">
          <text:p text:style-name="P1"><text:span text:style-name="T6">nst=s4,</text:span></text:p>
          <text:p text:style-name="P1"><text:span text:style-name="T6">out_1=1</text:span></text:p>
          <draw:enhanced-geometry svg:viewBox="0 0 21600 21600" draw:type="rectangle" draw:enhanced-path="M 0 0 L 21600 0 21600 21600 0 21600 0 0 Z N"/>
        </draw:custom-shape>
        <draw:custom-shape draw:style-name="gr23" draw:text-style-name="P10" xml:id="id19" draw:id="id19" draw:layer="layout" svg:width="1.016cm" svg:height="0.508cm" svg:x="16.686cm" svg:y="13.755cm">
          <text:p text:style-name="P1"><text:span text:style-name="T6">nst=s0,</text:span></text:p>
          <text:p text:style-name="P1"><text:span text:style-name="T6">out_1=0</text:span></text:p>
          <draw:enhanced-geometry svg:viewBox="0 0 21600 21600" draw:type="rectangle" draw:enhanced-path="M 0 0 L 21600 0 21600 21600 0 21600 0 0 Z N"/>
        </draw:custom-shape>
        <draw:custom-shape draw:style-name="gr23" draw:text-style-name="P10" xml:id="id11" draw:id="id11" draw:layer="layout" svg:width="1.016cm" svg:height="0.508cm" svg:x="16.686cm" svg:y="14.855cm">
          <text:p text:style-name="P1"><text:span text:style-name="T6">nst=s1,</text:span></text:p>
          <text:p text:style-name="P1"><text:span text:style-name="T6">out_1=0</text:span></text:p>
          <draw:enhanced-geometry svg:viewBox="0 0 21600 21600" draw:type="rectangle" draw:enhanced-path="M 0 0 L 21600 0 21600 21600 0 21600 0 0 Z N"/>
        </draw:custom-shape>
        <draw:custom-shape draw:style-name="gr23" draw:text-style-name="P10" xml:id="id20" draw:id="id20" draw:layer="layout" svg:width="1.016cm" svg:height="0.508cm" svg:x="16.686cm" svg:y="15.555cm">
          <text:p text:style-name="P1"><text:span text:style-name="T6">nst=s2,</text:span></text:p>
          <text:p text:style-name="P1"><text:span text:style-name="T6">out_1=0</text:span></text:p>
          <draw:enhanced-geometry svg:viewBox="0 0 21600 21600" draw:type="rectangle" draw:enhanced-path="M 0 0 L 21600 0 21600 21600 0 21600 0 0 Z N"/>
        </draw:custom-shape>
        <draw:custom-shape draw:style-name="gr23" draw:text-style-name="P10" xml:id="id21" draw:id="id21" draw:layer="layout" svg:width="1.016cm" svg:height="0.508cm" svg:x="16.686cm" svg:y="16.255cm">
          <text:p text:style-name="P1"><text:span text:style-name="T6">nst=s0,</text:span></text:p>
          <text:p text:style-name="P1"><text:span text:style-name="T6">out_1=0</text:span></text:p>
          <draw:enhanced-geometry svg:viewBox="0 0 21600 21600" draw:type="rectangle" draw:enhanced-path="M 0 0 L 21600 0 21600 21600 0 21600 0 0 Z N"/>
        </draw:custom-shape>
        <draw:custom-shape draw:style-name="gr23" draw:text-style-name="P10" draw:layer="layout" svg:width="1.016cm" svg:height="0.508cm" svg:x="16.686cm" svg:y="17.155cm">
          <text:p text:style-name="P1"><text:span text:style-name="T6">nst=s0,</text:span></text:p>
          <text:p text:style-name="P1"><text:span text:style-name="T6">out_1=0</text:span></text:p>
          <draw:enhanced-geometry svg:viewBox="0 0 21600 21600" draw:type="rectangle" draw:enhanced-path="M 0 0 L 21600 0 21600 21600 0 21600 0 0 Z N"/>
        </draw:custom-shape>
        <draw:custom-shape draw:style-name="gr23" draw:text-style-name="P10" xml:id="id22" draw:id="id22" draw:layer="layout" svg:width="1.016cm" svg:height="0.508cm" svg:x="16.686cm" svg:y="17.155cm">
          <text:p text:style-name="P1"><text:span text:style-name="T6">nst=s1,</text:span></text:p>
          <text:p text:style-name="P1"><text:span text:style-name="T6">out_1=0</text:span></text:p>
          <draw:enhanced-geometry svg:viewBox="0 0 21600 21600" draw:type="rectangle" draw:enhanced-path="M 0 0 L 21600 0 21600 21600 0 21600 0 0 Z N"/>
        </draw:custom-shape>
        <draw:custom-shape draw:style-name="gr23" draw:text-style-name="P10" xml:id="id12" draw:id="id12" draw:layer="layout" svg:width="1.016cm" svg:height="0.508cm" svg:x="16.686cm" svg:y="18.155cm">
          <text:p text:style-name="P1"><text:span text:style-name="T6">nst=s3,</text:span></text:p>
          <text:p text:style-name="P1"><text:span text:style-name="T6">out_1=1</text:span></text:p>
          <draw:enhanced-geometry svg:viewBox="0 0 21600 21600" draw:type="rectangle" draw:enhanced-path="M 0 0 L 21600 0 21600 21600 0 21600 0 0 Z N"/>
        </draw:custom-shape>
        <draw:custom-shape draw:style-name="gr23" draw:text-style-name="P10" xml:id="id23" draw:id="id23" draw:layer="layout" svg:width="1.016cm" svg:height="0.508cm" svg:x="16.686cm" svg:y="18.855cm">
          <text:p text:style-name="P1"><text:span text:style-name="T6">nst=s1,</text:span></text:p>
          <text:p text:style-name="P1"><text:span text:style-name="T6">out_1=0</text:span></text:p>
          <draw:enhanced-geometry svg:viewBox="0 0 21600 21600" draw:type="rectangle" draw:enhanced-path="M 0 0 L 21600 0 21600 21600 0 21600 0 0 Z N"/>
        </draw:custom-shape>
        <draw:custom-shape draw:style-name="gr23" draw:text-style-name="P10" xml:id="id24" draw:id="id24" draw:layer="layout" svg:width="1.016cm" svg:height="0.508cm" svg:x="16.686cm" svg:y="19.555cm">
          <text:p text:style-name="P1"><text:span text:style-name="T6">nst=s2,</text:span></text:p>
          <text:p text:style-name="P1"><text:span text:style-name="T6">out_1=0</text:span></text:p>
          <draw:enhanced-geometry svg:viewBox="0 0 21600 21600" draw:type="rectangle" draw:enhanced-path="M 0 0 L 21600 0 21600 21600 0 21600 0 0 Z N"/>
        </draw:custom-shape>
        <draw:custom-shape draw:style-name="gr23" draw:text-style-name="P10" xml:id="id25" draw:id="id25" draw:layer="layout" svg:width="1.016cm" svg:height="0.508cm" svg:x="16.686cm" svg:y="21.255cm">
          <text:p text:style-name="P1"><text:span text:style-name="T6">nst=s3,</text:span></text:p>
          <text:p text:style-name="P1"><text:span text:style-name="T6">out_1=1</text:span></text:p>
          <draw:enhanced-geometry svg:viewBox="0 0 21600 21600" draw:type="rectangle" draw:enhanced-path="M 0 0 L 21600 0 21600 21600 0 21600 0 0 Z N"/>
        </draw:custom-shape>
        <draw:custom-shape draw:style-name="gr23" draw:text-style-name="P10" xml:id="id13" draw:id="id13" draw:layer="layout" svg:width="1.016cm" svg:height="0.508cm" svg:x="16.686cm" svg:y="21.955cm">
          <text:p text:style-name="P1"><text:span text:style-name="T6">nst=s4,</text:span></text:p>
          <text:p text:style-name="P1"><text:span text:style-name="T6">out_1=1</text:span></text:p>
          <draw:enhanced-geometry svg:viewBox="0 0 21600 21600" draw:type="rectangle" draw:enhanced-path="M 0 0 L 21600 0 21600 21600 0 21600 0 0 Z N"/>
        </draw:custom-shape>
        <draw:custom-shape draw:style-name="gr23" draw:text-style-name="P10" xml:id="id26" draw:id="id26" draw:layer="layout" svg:width="1.016cm" svg:height="0.508cm" svg:x="16.686cm" svg:y="22.655cm">
          <text:p text:style-name="P1"><text:span text:style-name="T6">nst=s3,</text:span></text:p>
          <text:p text:style-name="P1"><text:span text:style-name="T6">out_1=0</text:span></text:p>
          <draw:enhanced-geometry svg:viewBox="0 0 21600 21600" draw:type="rectangle" draw:enhanced-path="M 0 0 L 21600 0 21600 21600 0 21600 0 0 Z N"/>
        </draw:custom-shape>
        <draw:custom-shape draw:style-name="gr23" draw:text-style-name="P10" xml:id="id14" draw:id="id14" draw:layer="layout" svg:width="1.016cm" svg:height="0.508cm" svg:x="16.686cm" svg:y="23.955cm">
          <text:p text:style-name="P1"><text:span text:style-name="T6">nst=s4,</text:span></text:p>
          <text:p text:style-name="P1"><text:span text:style-name="T6">out_1=1</text:span></text:p>
          <draw:enhanced-geometry svg:viewBox="0 0 21600 21600" draw:type="rectangle" draw:enhanced-path="M 0 0 L 21600 0 21600 21600 0 21600 0 0 Z N"/>
        </draw:custom-shape>
        <draw:custom-shape draw:style-name="gr23" draw:text-style-name="P10" draw:layer="layout" svg:width="1.016cm" svg:height="0.508cm" svg:x="16.686cm" svg:y="24.755cm">
          <text:p text:style-name="P1"><text:span text:style-name="T6">nst=s0,</text:span></text:p>
          <text:p text:style-name="P1"><text:span text:style-name="T6">out_1=0</text:span></text:p>
          <draw:enhanced-geometry svg:viewBox="0 0 21600 21600" draw:type="rectangle" draw:enhanced-path="M 0 0 L 21600 0 21600 21600 0 21600 0 0 Z N"/>
        </draw:custom-shape>
        <draw:custom-shape draw:style-name="gr23" draw:text-style-name="P10" xml:id="id27" draw:id="id27" draw:layer="layout" svg:width="1.016cm" svg:height="0.508cm" svg:x="16.686cm" svg:y="24.755cm">
          <text:p text:style-name="P1"><text:span text:style-name="T6">nst=s0,</text:span></text:p>
          <text:p text:style-name="P1"><text:span text:style-name="T6">out_1=0</text:span></text:p>
          <draw:enhanced-geometry svg:viewBox="0 0 21600 21600" draw:type="rectangle" draw:enhanced-path="M 0 0 L 21600 0 21600 21600 0 21600 0 0 Z N"/>
        </draw:custom-shape>
        <draw:custom-shape draw:style-name="gr23" draw:text-style-name="P10" xml:id="id28" draw:id="id28" draw:layer="layout" svg:width="1.016cm" svg:height="0.508cm" svg:x="16.686cm" svg:y="25.455cm">
          <text:p text:style-name="P1"><text:span text:style-name="T6">nst=s0,</text:span></text:p>
          <text:p text:style-name="P1"><text:span text:style-name="T6">out_1=1</text:span></text:p>
          <draw:enhanced-geometry svg:viewBox="0 0 21600 21600" draw:type="rectangle" draw:enhanced-path="M 0 0 L 21600 0 21600 21600 0 21600 0 0 Z N"/>
        </draw:custom-shape>
        <draw:custom-shape draw:style-name="gr23" draw:text-style-name="P10" xml:id="id29" draw:id="id29" draw:layer="layout" svg:width="1.016cm" svg:height="0.508cm" svg:x="16.686cm" svg:y="26.155cm">
          <text:p text:style-name="P1"><text:span text:style-name="T6">nst=s4,</text:span></text:p>
          <text:p text:style-name="P1"><text:span text:style-name="T6">out_1=0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1.193cm" svg:y1="13.706cm" svg:x2="16.686cm" svg:y2="11.909cm" draw:start-shape="id4" draw:start-glue-point="7" draw:end-shape="id16" draw:end-glue-point="3" svg:d="M11193 13706h2747v-1797h2746" svg:viewBox="0 0 5494 1798">
          <text:p/>
        </draw:connector>
        <draw:connector draw:style-name="gr2" draw:text-style-name="P1" draw:layer="layout" svg:x1="11.193cm" svg:y1="13.706cm" svg:x2="16.686cm" svg:y2="12.609cm" draw:start-shape="id4" draw:start-glue-point="7" draw:end-shape="id17" draw:end-glue-point="3" svg:d="M11193 13706h2747v-1097h2746" svg:viewBox="0 0 5494 1098">
          <text:p/>
        </draw:connector>
        <draw:connector draw:style-name="gr2" draw:text-style-name="P1" draw:layer="layout" svg:x1="11.193cm" svg:y1="13.706cm" svg:x2="16.686cm" svg:y2="13.309cm" draw:start-shape="id4" draw:start-glue-point="7" draw:end-shape="id18" draw:end-glue-point="3" svg:d="M11193 13706h2747v-397h2746" svg:viewBox="0 0 5494 398">
          <text:p/>
        </draw:connector>
        <draw:connector draw:style-name="gr2" draw:text-style-name="P1" draw:layer="layout" svg:x1="11.193cm" svg:y1="13.706cm" svg:x2="16.686cm" svg:y2="14.009cm" draw:start-shape="id4" draw:start-glue-point="7" draw:end-shape="id19" draw:end-glue-point="3" svg:d="M11193 13706h2747v303h2746" svg:viewBox="0 0 5494 304">
          <text:p/>
        </draw:connector>
        <draw:connector draw:style-name="gr2" draw:text-style-name="P1" draw:layer="layout" svg:x1="11.193cm" svg:y1="16.293cm" svg:x2="16.686cm" svg:y2="15.809cm" draw:start-shape="id5" draw:start-glue-point="7" draw:end-shape="id20" draw:end-glue-point="3" svg:d="M11193 16293h2747v-484h2746" svg:viewBox="0 0 5494 485">
          <text:p/>
        </draw:connector>
        <draw:connector draw:style-name="gr2" draw:text-style-name="P1" draw:layer="layout" svg:x1="11.193cm" svg:y1="16.293cm" svg:x2="16.686cm" svg:y2="16.509cm" draw:start-shape="id5" draw:start-glue-point="7" draw:end-shape="id21" draw:end-glue-point="3" svg:d="M11193 16293h2747v216h2746" svg:viewBox="0 0 5494 217">
          <text:p/>
        </draw:connector>
        <draw:connector draw:style-name="gr2" draw:text-style-name="P1" draw:layer="layout" svg:x1="11.193cm" svg:y1="16.293cm" svg:x2="16.686cm" svg:y2="17.409cm" draw:start-shape="id5" draw:start-glue-point="7" draw:end-shape="id22" svg:d="M11193 16293h2747v1116h2746" svg:viewBox="0 0 5494 1117">
          <text:p/>
        </draw:connector>
        <draw:connector draw:style-name="gr2" draw:text-style-name="P1" draw:layer="layout" svg:x1="11.193cm" svg:y1="19.404cm" svg:x2="16.686cm" svg:y2="19.109cm" draw:start-shape="id6" draw:start-glue-point="7" draw:end-shape="id23" draw:end-glue-point="3" svg:d="M11193 19404h2747v-295h2746" svg:viewBox="0 0 5494 296">
          <text:p/>
        </draw:connector>
        <draw:connector draw:style-name="gr2" draw:text-style-name="P1" draw:layer="layout" svg:x1="11.193cm" svg:y1="19.404cm" svg:x2="16.686cm" svg:y2="19.809cm" draw:start-shape="id6" draw:start-glue-point="7" draw:end-shape="id24" draw:end-glue-point="3" svg:d="M11193 19404h2747v405h2746" svg:viewBox="0 0 5494 406">
          <text:p/>
        </draw:connector>
        <draw:connector draw:style-name="gr2" draw:text-style-name="P1" draw:layer="layout" svg:x1="11.193cm" svg:y1="22.389cm" svg:x2="16.686cm" svg:y2="21.509cm" draw:start-shape="id7" draw:start-glue-point="7" draw:end-shape="id25" draw:end-glue-point="3" svg:d="M11193 22389h2747v-880h2746" svg:viewBox="0 0 5494 881">
          <text:p/>
        </draw:connector>
        <draw:connector draw:style-name="gr2" draw:text-style-name="P1" draw:layer="layout" svg:x1="11.193cm" svg:y1="22.389cm" svg:x2="16.686cm" svg:y2="22.909cm" draw:start-shape="id7" draw:start-glue-point="7" draw:end-shape="id26" draw:end-glue-point="3" svg:d="M11193 22389h2747v520h2746" svg:viewBox="0 0 5494 521">
          <text:p/>
        </draw:connector>
        <draw:connector draw:style-name="gr2" draw:text-style-name="P1" draw:layer="layout" svg:x1="11.193cm" svg:y1="25.008cm" svg:x2="16.686cm" svg:y2="25.009cm" draw:start-shape="id8" draw:start-glue-point="7" draw:end-shape="id27" draw:end-glue-point="3" svg:d="M11193 25008h2747v1h2746" svg:viewBox="0 0 5494 2">
          <text:p/>
        </draw:connector>
        <draw:connector draw:style-name="gr2" draw:text-style-name="P1" draw:layer="layout" svg:x1="11.193cm" svg:y1="25.008cm" svg:x2="16.686cm" svg:y2="25.709cm" draw:start-shape="id8" draw:start-glue-point="7" draw:end-shape="id28" draw:end-glue-point="3" svg:d="M11193 25008h2747v701h2746" svg:viewBox="0 0 5494 702">
          <text:p/>
        </draw:connector>
        <draw:connector draw:style-name="gr2" draw:text-style-name="P1" draw:layer="layout" svg:x1="11.193cm" svg:y1="25.008cm" svg:x2="16.686cm" svg:y2="26.409cm" draw:start-shape="id8" draw:start-glue-point="7" draw:end-shape="id29" draw:end-glue-point="3" svg:d="M11193 25008h2747v1401h2746" svg:viewBox="0 0 5494 1402">
          <text:p/>
        </draw:connector>
        <draw:frame draw:style-name="gr24" draw:text-style-name="P11" draw:layer="layout" svg:width="1.107cm" svg:height="0.526cm" svg:x="14.654cm" svg:y="10.755cm">
          <draw:text-box>
            <text:p><text:span text:style-name="T7">in=00</text:span></text:p>
          </draw:text-box>
        </draw:frame>
        <draw:frame draw:style-name="gr24" draw:text-style-name="P11" draw:layer="layout" svg:width="1.107cm" svg:height="0.526cm" svg:x="14.655cm" svg:y="11.455cm">
          <draw:text-box>
            <text:p><text:span text:style-name="T7">in=10</text:span></text:p>
          </draw:text-box>
        </draw:frame>
        <draw:frame draw:style-name="gr25" draw:text-style-name="P11" draw:layer="layout" svg:width="1.116cm" svg:height="0.526cm" svg:x="14.656cm" svg:y="12.155cm">
          <draw:text-box>
            <text:p><text:span text:style-name="T7">In=11</text:span></text:p>
          </draw:text-box>
        </draw:frame>
        <draw:frame draw:style-name="gr24" draw:text-style-name="P11" draw:layer="layout" svg:width="1.107cm" svg:height="0.526cm" svg:x="14.657cm" svg:y="12.955cm">
          <draw:text-box>
            <text:p><text:span text:style-name="T7">in=01</text:span></text:p>
          </draw:text-box>
        </draw:frame>
        <draw:frame draw:style-name="gr26" draw:text-style-name="P11" draw:layer="layout" svg:width="1.234cm" svg:height="0.526cm" svg:x="14.658cm" svg:y="13.555cm">
          <draw:text-box>
            <text:p><text:span text:style-name="T7">default</text:span></text:p>
          </draw:text-box>
        </draw:frame>
        <draw:frame draw:style-name="gr27" draw:text-style-name="P11" draw:layer="layout" svg:width="1.09cm" svg:height="0.526cm" svg:x="14.654cm" svg:y="14.655cm">
          <draw:text-box>
            <text:p><text:span text:style-name="T7">in=x1</text:span></text:p>
          </draw:text-box>
        </draw:frame>
        <draw:frame draw:style-name="gr24" draw:text-style-name="P11" draw:layer="layout" svg:width="1.107cm" svg:height="0.526cm" svg:x="14.655cm" svg:y="15.355cm">
          <draw:text-box>
            <text:p><text:span text:style-name="T7">in=10</text:span></text:p>
          </draw:text-box>
        </draw:frame>
        <draw:frame draw:style-name="gr25" draw:text-style-name="P11" draw:layer="layout" svg:width="1.116cm" svg:height="0.526cm" svg:x="14.656cm" svg:y="16.055cm">
          <draw:text-box>
            <text:p><text:span text:style-name="T7">In=00</text:span></text:p>
          </draw:text-box>
        </draw:frame>
        <draw:frame draw:style-name="gr26" draw:text-style-name="P11" draw:layer="layout" svg:width="1.234cm" svg:height="0.526cm" svg:x="14.656cm" svg:y="16.955cm">
          <draw:text-box>
            <text:p><text:span text:style-name="T7">default</text:span></text:p>
          </draw:text-box>
        </draw:frame>
        <draw:frame draw:style-name="gr27" draw:text-style-name="P11" draw:layer="layout" svg:width="1.09cm" svg:height="0.526cm" svg:x="14.654cm" svg:y="17.955cm">
          <draw:text-box>
            <text:p><text:span text:style-name="T7">in=1x</text:span></text:p>
          </draw:text-box>
        </draw:frame>
        <draw:frame draw:style-name="gr24" draw:text-style-name="P11" draw:layer="layout" svg:width="1.107cm" svg:height="0.526cm" svg:x="14.655cm" svg:y="18.655cm">
          <draw:text-box>
            <text:p><text:span text:style-name="T7">in=01</text:span></text:p>
          </draw:text-box>
        </draw:frame>
        <draw:frame draw:style-name="gr26" draw:text-style-name="P11" draw:layer="layout" svg:width="1.234cm" svg:height="0.526cm" svg:x="14.656cm" svg:y="19.355cm">
          <draw:text-box>
            <text:p><text:span text:style-name="T7">default</text:span></text:p>
          </draw:text-box>
        </draw:frame>
        <draw:frame draw:style-name="gr27" draw:text-style-name="P11" draw:layer="layout" svg:width="1.09cm" svg:height="0.526cm" svg:x="14.654cm" svg:y="21.055cm">
          <draw:text-box>
            <text:p><text:span text:style-name="T7">in=x0</text:span></text:p>
          </draw:text-box>
        </draw:frame>
        <draw:frame draw:style-name="gr27" draw:text-style-name="P11" draw:layer="layout" svg:width="1.09cm" svg:height="0.526cm" svg:x="14.655cm" svg:y="21.755cm">
          <draw:text-box>
            <text:p><text:span text:style-name="T7">in=x1</text:span></text:p>
          </draw:text-box>
        </draw:frame>
        <draw:frame draw:style-name="gr26" draw:text-style-name="P11" draw:layer="layout" svg:width="1.234cm" svg:height="0.526cm" svg:x="14.656cm" svg:y="22.455cm">
          <draw:text-box>
            <text:p><text:span text:style-name="T7">default</text:span></text:p>
          </draw:text-box>
        </draw:frame>
        <draw:frame draw:style-name="gr24" draw:text-style-name="P11" draw:layer="layout" svg:width="1.107cm" svg:height="0.526cm" svg:x="14.654cm" svg:y="23.755cm">
          <draw:text-box>
            <text:p><text:span text:style-name="T7">in=11</text:span></text:p>
          </draw:text-box>
        </draw:frame>
        <draw:frame draw:style-name="gr27" draw:text-style-name="P11" draw:layer="layout" svg:width="1.09cm" svg:height="0.526cm" svg:x="14.655cm" svg:y="24.455cm">
          <draw:text-box>
            <text:p><text:span text:style-name="T7">in=0x</text:span></text:p>
          </draw:text-box>
        </draw:frame>
        <draw:frame draw:style-name="gr25" draw:text-style-name="P11" draw:layer="layout" svg:width="1.116cm" svg:height="0.526cm" svg:x="14.656cm" svg:y="25.155cm">
          <draw:text-box>
            <text:p><text:span text:style-name="T7">In=10</text:span></text:p>
          </draw:text-box>
        </draw:frame>
        <draw:frame draw:style-name="gr26" draw:text-style-name="P11" draw:layer="layout" svg:width="1.234cm" svg:height="0.526cm" svg:x="14.657cm" svg:y="25.955cm">
          <draw:text-box>
            <text:p><text:span text:style-name="T7">default</text:span></text:p>
          </draw:text-box>
        </draw:frame>
        <draw:frame draw:style-name="gr28" draw:text-style-name="P12" draw:layer="layout" svg:width="6.225cm" svg:height="0.962cm" svg:x="7.323cm" svg:y="1.508cm">
          <draw:text-box>
            <text:p><text:span text:style-name="T8">Flow chart for FSM</text:span></text:p>
          </draw:text-box>
        </draw:frame>
      </draw:page>
      <draw:page draw:name="page4" draw:style-name="dp1" draw:master-page-name="Default">
        <draw:frame draw:style-name="standard" draw:layer="layout" svg:width="64.768cm" svg:height="35.693cm" svg:x="-21.59cm" svg:y="2.894cm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row table:style-name="ro1" table:default-cell-style-name="ce2">
              <table:table-cell>
                <text:p><text:span text:style-name="T9">S.no</text:span></text:p>
              </table:table-cell>
              <table:table-cell>
                <text:p><text:span text:style-name="T9">Functionality</text:span></text:p>
              </table:table-cell>
              <table:table-cell>
                <text:p><text:span text:style-name="T9"><text:s text:c="4"/></text:span><text:span text:style-name="T9">Test procedure</text:span></text:p>
              </table:table-cell>
              <table:table-cell>
                <text:p><text:span text:style-name="T9">Expected output</text:span></text:p>
              </table:table-cell>
              <table:table-cell>
                <text:p><text:span text:style-name="T9">Actual output</text:span></text:p>
              </table:table-cell>
              <table:table-cell>
                <text:p><text:span text:style-name="T9">Result </text:span></text:p>
                <text:p><text:span text:style-name="T9">Pass/fail</text:span></text:p>
              </table:table-cell>
            </table:table-row>
            <table:table-row table:style-name="ro4" table:default-cell-style-name="ce3">
              <table:table-cell table:style-name="ce2">
                <text:p><text:span text:style-name="T9">1.</text:span></text:p>
              </table:table-cell>
              <table:table-cell>
                <text:p><text:span text:style-name="T10">Reset check -check for the reset of the circuit by making rst_n as <text:s/>0. According to the spec the internal count has to reconfigure itself to s0 state.</text:span></text:p>
              </table:table-cell>
              <table:table-cell>
                <text:p><text:span text:style-name="T10">Make</text:span></text:p>
                <text:p><text:span text:style-name="T10">rst_n=0 </text:span></text:p>
                <text:p><text:span text:style-name="T10"/></text:p>
              </table:table-cell>
              <table:table-cell table:style-name="ce4">
                <text:p text:style-name="P13"><text:span text:style-name="T10">data_out=0</text:span></text:p>
              </table:table-cell>
              <table:table-cell>
                <text:p><text:span text:style-name="T10">time = 15,in = 00,clk = 1,rst = 0,out = 0</text:span></text:p>
                <text:p><text:span text:style-name="T10"># KERNEL: tb.mon_blk time = 20,in = 11,clk = 0,rst = 1,out = 0</text:span></text:p>
              </table:table-cell>
              <table:table-cell>
                <text:p><text:span text:style-name="T10">pass</text:span></text:p>
              </table:table-cell>
            </table:table-row>
            <table:table-row table:style-name="ro5" table:default-cell-style-name="ce3">
              <table:table-cell table:style-name="ce2">
                <text:p><text:span text:style-name="T9">2.</text:span></text:p>
              </table:table-cell>
              <table:table-cell>
                <text:p><text:span text:style-name="T10">Input check-</text:span></text:p>
                <text:p><text:span text:style-name="T10">Check if in is 00,10,11,01 and reset is high. When cst state is s0. </text:span></text:p>
              </table:table-cell>
              <table:table-cell>
                <text:p><text:span text:style-name="T10">Make </text:span></text:p>
                <text:p><text:span text:style-name="T10">rst_n =1,</text:span></text:p>
                <text:p><text:span text:style-name="T10">In=00,</text:span></text:p>
                <text:p><text:span text:style-name="T10">In=10,</text:span></text:p>
                <text:p><text:span text:style-name="T10">In=11,</text:span></text:p>
                <text:p><text:span text:style-name="T10">In=01.</text:span></text:p>
              </table:table-cell>
              <table:table-cell table:style-name="ce4">
                <text:p><text:span text:style-name="T10">in = 11,rst = 1,cst=st0, nst=st2, out = 1,</text:span></text:p>
                <text:p><text:span text:style-name="T10">in = 10,rst = 1,cst=st0, nst=st1, out = 1,</text:span></text:p>
                <text:p><text:span text:style-name="T10">in = 01,rst = 1,cst=st0, nst=st4, out = 1,</text:span></text:p>
                <text:p><text:span text:style-name="T10">in = 00,rst = 1,cst=st0, nst=st0, out = 0,</text:span></text:p>
                <text:p><text:span text:style-name="T10">Default-cst=st0,nst=st0,out=0.</text:span></text:p>
              </table:table-cell>
              <table:table-cell>
                <text:p><text:span text:style-name="T11">1.time = 25,in = 00,clk = 1,rst = 0,cst=st0, nst=st0, out = 0,</text:span></text:p>
                <text:p><text:span text:style-name="T11"/></text:p>
                <text:p><text:span text:style-name="T11">2.time = 35,in = 01,clk = 1,rst = 0,cst=st0, nst=st4, out =1,</text:span></text:p>
                <text:p><text:span text:style-name="T11"/></text:p>
                <text:p><text:span text:style-name="T11">3.time = 45,in = 10,clk = 1,rst = 0,cst=st0, nst=st2, out = 1,</text:span></text:p>
                <text:p><text:span text:style-name="T11"/></text:p>
                <text:p><text:span text:style-name="T11">4.time = 55,in = 11,clk = 1,rst = 0,cst=st0, nst=st2, out =1,</text:span></text:p>
                <text:p><text:span text:style-name="T11"/></text:p>
                <text:p><text:span text:style-name="T11">5.default- rst_n=1,cst=0,nst=s0,out=0.</text:span></text:p>
                <text:p><text:span text:style-name="T11"/></text:p>
              </table:table-cell>
              <table:table-cell>
                <text:p><text:span text:style-name="T10">pass</text:span></text:p>
              </table:table-cell>
            </table:table-row>
            <table:table-row table:style-name="ro6" table:default-cell-style-name="ce3">
              <table:table-cell table:style-name="ce5">
                <text:p><text:span text:style-name="T9">3.</text:span></text:p>
              </table:table-cell>
              <table:table-cell table:style-name="ce6">
                <text:p><text:span text:style-name="T10">Input check-</text:span></text:p>
                <text:p><text:span text:style-name="T10">Check if in is x1,10,00 and reset is high.</text:span></text:p>
                <text:p><text:span text:style-name="T10">When cst state is s1.</text:span></text:p>
              </table:table-cell>
              <table:table-cell table:style-name="ce6">
                <text:p><text:span text:style-name="T10">Make </text:span></text:p>
                <text:p><text:span text:style-name="T10">rst_n=1,</text:span></text:p>
                <text:p><text:span text:style-name="T10">in=x1,</text:span></text:p>
                <text:p><text:span text:style-name="T10">In=10,</text:span></text:p>
                <text:p><text:span text:style-name="T10">In=00.</text:span></text:p>
                <text:p><text:span text:style-name="T10"/></text:p>
              </table:table-cell>
              <table:table-cell table:style-name="ce4">
                <text:p><text:span text:style-name="T10">in = x1,rst = 1,cst=st1, nst=st1, out =0,</text:span></text:p>
                <text:p><text:span text:style-name="T10">in = 10,rst = 1,cst=st1, nst=st2, out = 0,</text:span></text:p>
                <text:p><text:span text:style-name="T10">in = 00,rst = 1,cst=st1, nst=st0, out = 0,</text:span></text:p>
                <text:p><text:span text:style-name="T10">Default-cst=st1,nst=st1,out=0.</text:span></text:p>
              </table:table-cell>
              <table:table-cell>
                <text:p><text:span text:style-name="T11">1.time = 95,in = x1,clk = 1,rst = <text:s text:c="2"/>1,cst=st1, nst=st1, out = 0,</text:span></text:p>
                <text:p><text:span text:style-name="T11"/></text:p>
                <text:p><text:span text:style-name="T11">2.time = 105,in = 10,clk = 1,rst = <text:s text:c="2"/>1,cst=st1, nst=st2, out = 0,</text:span></text:p>
                <text:p><text:span text:style-name="T11"/></text:p>
                <text:p><text:span text:style-name="T11">3.time = 115,in = 00,clk = 1,rst = <text:s text:c="2"/>1,cst=st1, nst=st0, out = 0,</text:span></text:p>
                <text:p><text:span text:style-name="T11"/></text:p>
                <text:p><text:span text:style-name="T11">4.default-rst_n=1,cst=1,nst=s1,out=0.</text:span></text:p>
                <text:p><text:span text:style-name="T11"/></text:p>
                <text:p><text:span text:style-name="T11"/></text:p>
              </table:table-cell>
              <table:table-cell>
                <text:p><text:span text:style-name="T12">pass</text:span></text:p>
              </table:table-cell>
            </table:table-row>
            <table:table-row table:style-name="ro7" table:default-cell-style-name="ce3">
              <table:table-cell table:style-name="ce5">
                <text:p><text:span text:style-name="T9">4.</text:span></text:p>
              </table:table-cell>
              <table:table-cell table:style-name="ce6">
                <text:p><text:span text:style-name="T10">Input check-</text:span></text:p>
                <text:p><text:span text:style-name="T10">Check if in is 1x,01 and rst_n is high.</text:span></text:p>
                <text:p><text:span text:style-name="T10">When cst state is s2.</text:span></text:p>
              </table:table-cell>
              <table:table-cell table:style-name="ce6">
                <text:p><text:span text:style-name="T10">Make </text:span></text:p>
                <text:p><text:span text:style-name="T10">rst_n=1,</text:span></text:p>
                <text:p><text:span text:style-name="T10">in=1x,</text:span></text:p>
                <text:p><text:span text:style-name="T10">In=01.</text:span></text:p>
              </table:table-cell>
              <table:table-cell table:style-name="ce4">
                <text:p><text:span text:style-name="T10">in = 1x,rst = 1,cst=st2, nst=st3, out = 1,</text:span></text:p>
                <text:p><text:span text:style-name="T10">in = 01,rst = 1,cst=st2, nst=st1, out = 0,</text:span></text:p>
                <text:p><text:span text:style-name="T10">Default-rst_n=1,cst=st2,nst=st2,out=0.</text:span></text:p>
              </table:table-cell>
              <table:table-cell>
                <text:p><text:span text:style-name="T11">1.time = 125,in = 1x,clk = 1,rst = <text:s text:c="2"/>1,cst=st2, nst=st3, out = 1,</text:span></text:p>
                <text:p><text:span text:style-name="T11"/></text:p>
                <text:p><text:span text:style-name="T11">2.time = 135,in = 01,clk = 1,rst = <text:s text:c="2"/>1,cst=st2, nst=st1, out = 0,</text:span></text:p>
                <text:p><text:span text:style-name="T11"/></text:p>
                <text:p><text:span text:style-name="T11">3.default-rst_n=1,cst=st2,nst=s2,out=0.</text:span></text:p>
                <text:p><text:span text:style-name="T11"/></text:p>
              </table:table-cell>
              <table:table-cell/>
            </table:table-row>
            <table:table-row table:style-name="ro8" table:default-cell-style-name="ce3">
              <table:table-cell table:style-name="ce5">
                <text:p><text:span text:style-name="T9">5.</text:span></text:p>
              </table:table-cell>
              <table:table-cell table:style-name="ce6">
                <text:p><text:span text:style-name="T10">Input check -</text:span></text:p>
                <text:p><text:span text:style-name="T10">Check if in is x0,x1 and rst_n is high.</text:span></text:p>
                <text:p><text:span text:style-name="T10">When cst state is s3.</text:span></text:p>
              </table:table-cell>
              <table:table-cell table:style-name="ce6">
                <text:p><text:span text:style-name="T10">Make </text:span></text:p>
                <text:p><text:span text:style-name="T10">rst_n=1,</text:span></text:p>
                <text:p><text:span text:style-name="T10">in=x0,</text:span></text:p>
                <text:p><text:span text:style-name="T10">in=x1.</text:span></text:p>
                <text:p><text:span text:style-name="T10"/></text:p>
              </table:table-cell>
              <table:table-cell table:style-name="ce4">
                <text:p><text:span text:style-name="T10">in = x0,rst = 1,cst=st3, nst=st3, out = 1,</text:span></text:p>
                <text:p><text:span text:style-name="T10">in = x1,rst = 1,cst=st3, nst=st4, out = 1,</text:span></text:p>
                <text:p><text:span text:style-name="T10">Default-rst_n=1,cst=st3,nst=st3,out=0.</text:span></text:p>
                <text:p><text:span text:style-name="T10"/></text:p>
                <text:p><text:span text:style-name="T10"/></text:p>
              </table:table-cell>
              <table:table-cell>
                <text:p><text:span text:style-name="T11">1.time = 145,in = x0,clk = 1,rst = <text:s text:c="2"/>1,cst=st3, nst=st3, out = 1,</text:span></text:p>
                <text:p><text:span text:style-name="T11"/></text:p>
                <text:p><text:span text:style-name="T11">2.time = 155,in = 01,clk = 1,rst = <text:s text:c="2"/>1,cst=st3, nst=st1, out = 0,</text:span></text:p>
                <text:p><text:span text:style-name="T11">3.default-rst_n=1,cst=st3,nst=s3,out=0</text:span></text:p>
                <text:p><text:span text:style-name="T11"/></text:p>
                <text:p><text:span text:style-name="T11"/></text:p>
              </table:table-cell>
              <table:table-cell/>
            </table:table-row>
          </table:table>
          <draw:image xlink:href="Pictures/TablePreview2.svm" xlink:type="simple" xlink:show="embed" xlink:actuate="onLoad"/>
        </draw:frame>
        <draw:frame draw:style-name="gr29" draw:text-style-name="P14" draw:layer="layout" svg:width="4.418cm" svg:height="1.119cm" svg:x="8.042cm" svg:y="1.123cm">
          <draw:text-box>
            <text:p><text:span text:style-name="T13">Test cases</text:span></text:p>
          </draw:text-box>
        </draw:frame>
      </draw:page>
      <draw:page draw:name="page5" draw:style-name="dp1" draw:master-page-name="Default">
        <draw:frame draw:style-name="standard" draw:layer="layout" svg:width="64.77cm" svg:height="9.503cm" svg:x="-21.59cm" svg:y="2.495cm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9"/>
            <table:table-column table:style-name="co10"/>
            <table:table-column table:style-name="co11"/>
            <table:table-column table:style-name="co12"/>
            <table:table-row table:style-name="ro9" table:default-cell-style-name="ce3">
              <table:table-cell table:style-name="ce5">
                <text:p><text:span text:style-name="T9">5.</text:span></text:p>
              </table:table-cell>
              <table:table-cell table:style-name="ce6">
                <text:p><text:span text:style-name="T10">Input check -</text:span></text:p>
                <text:p><text:span text:style-name="T10">Check if in is 11,0x,10,and rst_n is high.</text:span></text:p>
                <text:p><text:span text:style-name="T10">When cst state is s4.</text:span></text:p>
              </table:table-cell>
              <table:table-cell table:style-name="ce6">
                <text:p><text:span text:style-name="T10">Make </text:span></text:p>
                <text:p><text:span text:style-name="T10">rst_n=1,</text:span></text:p>
                <text:p><text:span text:style-name="T10">in=11,</text:span></text:p>
                <text:p><text:span text:style-name="T10">in=0x,</text:span></text:p>
                <text:p><text:span text:style-name="T10">In=10.</text:span></text:p>
                <text:p><text:span text:style-name="T10"/></text:p>
              </table:table-cell>
              <table:table-cell table:style-name="ce4">
                <text:p><text:span text:style-name="T10">in = 11,rst = 1,cst=st4, nst=st4, out = 1,</text:span></text:p>
                <text:p><text:span text:style-name="T10">in = 0x,rst = 1,cst=st4, nst=st0, out = 0,,</text:span></text:p>
                <text:p><text:span text:style-name="T11">in = 10,rst = 1,cst=st4, nst=st0, out = 1,</text:span></text:p>
                <text:p/>
                <text:p><text:span text:style-name="T10">Default-rst_n=1,cst=st4,nst=st4,out=0</text:span></text:p>
                <text:p><text:span text:style-name="T10"/></text:p>
                <text:p><text:span text:style-name="T10"/></text:p>
              </table:table-cell>
              <table:table-cell>
                <text:p><text:span text:style-name="T11">1.time = 165,in = 11,clk = 1,rst = <text:s text:c="2"/>1,cst=st4, nst=st4, out = 1,</text:span></text:p>
                <text:p><text:span text:style-name="T11"/></text:p>
                <text:p><text:span text:style-name="T11">2.time = 175,in = 0x,clk = 1,rst = <text:s text:c="2"/>1,cst=st4, nst=st0, out = 0,</text:span></text:p>
                <text:p><text:span text:style-name="T11"/></text:p>
                <text:p><text:span text:style-name="T11">3.time = 175,in = 10,clk = 1,rst = <text:s text:c="2"/>1,cst=st4, nst=st0, out = 1,</text:span></text:p>
                <text:p><text:span text:style-name="T11"/></text:p>
                <text:p><text:span text:style-name="T11">4.default- rst_n=1,cst=st4,nst=st4,out=0.</text:span></text:p>
                <text:p><text:span text:style-name="T11"/></text:p>
                <text:p><text:span text:style-name="T11"/></text:p>
              </table:table-cell>
              <table:table-cell/>
            </table:table-row>
          </table:table>
          <draw:image xlink:href="Pictures/TablePreview3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WenQuanYi Zen Hei Sharp" style:font-family-asian="'WenQuanYi Zen Hei Sharp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08T11:12:52.286313114</meta:creation-date>
    <dc:date>2016-11-15T15:52:45.692053438</dc:date>
    <meta:editing-duration>PT4H11M41S</meta:editing-duration>
    <meta:editing-cycles>31</meta:editing-cycles>
    <meta:generator>LibreOffice/4.3.7.2$Linux_X86_64 LibreOffice_project/430$Build-2</meta:generator>
    <meta:document-statistic meta:object-count="102"/>
  </office:meta>
</office:document-meta>
</file>